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.468cm" fo:min-width="1.221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.467cm" fo:min-width="1.22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color="#666666" draw:fill-color="#999999" draw:textarea-horizontal-align="justify" draw:textarea-vertical-align="middle" draw:auto-grow-height="false" fo:min-height="3.687cm" fo:min-width="0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2cm" svg:x="2.27cm" svg:y="0.973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4.175cm" svg:y="1.013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6.08cm" svg:y="1.013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7.985cm" svg:y="1.013cm">
          <text:p text:style-name="P1"><text:span text:style-name="T1">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01cm" svg:x="2.27cm" svg:y="2.875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4.175cm" svg:y="2.915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6.08cm" svg:y="2.915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7.985cm" svg:y="2.915cm">
          <text:p text:style-name="P1"><text:span text:style-name="T1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2.27cm" svg:y="4.776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01cm" svg:x="4.175cm" svg:y="4.817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01cm" svg:x="6.08cm" svg:y="4.817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01cm" svg:x="7.985cm" svg:y="4.817cm">
          <text:p text:style-name="P1"><text:span text:style-name="T1">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905cm" svg:height="1.902cm" svg:x="2.27cm" svg:y="6.678cm">
          <text:p text:style-name="P1"><text:span text:style-name="T2">+/</text:span><text:span text:style-name="T3">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4.175cm" svg:y="6.718cm">
          <text:p text:style-name="P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905cm" svg:height="1.902cm" svg:x="6.08cm" svg:y="6.718cm">
          <text:p text:style-name="P1"><text:span text:style-name="T4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902cm" svg:x="7.985cm" svg:y="6.718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5" draw:layer="layout" svg:width="0.381cm" svg:height="3.937cm" svg:x="1.381cm" svg:y="2.9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6" draw:layer="layout" svg:width="0.254cm" svg:height="0.254cm" svg:x="1.444cm" svg:y="3.14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4.06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4.5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4.9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5.4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5.89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6.34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6" draw:layer="layout" svg:width="0.254cm" svg:height="0.254cm" svg:x="1.444cm" svg:y="3.60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1:09:37.532068336</meta:creation-date>
    <dc:date>2021-08-28T16:51:55.923005106</dc:date>
    <meta:editing-duration>PT21M48S</meta:editing-duration>
    <meta:editing-cycles>4</meta:editing-cycles>
    <meta:generator>LibreOffice/6.4.7.2$Linux_X86_64 LibreOffice_project/40$Build-2</meta:generator>
    <meta:print-date>2021-08-28T16:52:01.102441351</meta:print-date>
    <meta:printed-by>Igor Mikolic-Torreira</meta:printed-by>
    <dc:creator>Igor Mikolic-Torreira</dc:creator>
    <meta:document-statistic meta:object-count="27"/>
  </office:meta>
</office:document-meta>
</file>